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41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2" table:default-cell-style-name="ce2"/>
        <table:table-column table:style-name="co2" table:default-cell-style-name="ce1"/>
        <table:table-column table:style-name="co2" table:default-cell-style-name="Default"/>
        <table:table-column table:style-name="co2" table:number-columns-repeated="2" table:default-cell-style-name="ce1"/>
        <table:table-column table:style-name="co2" table:default-cell-style-name="ce2"/>
        <table:table-row table:style-name="ro1">
          <table:table-cell/>
          <table:table-cell table:style-name="Default" office:value-type="string" calcext:value-type="string">
            <text:p>Towplane</text:p>
          </table:table-cell>
          <table:table-cell table:style-name="Default" office:value-type="string" calcext:value-type="string">
            <text:p>DQK</text:p>
          </table:table-cell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 calcext:value-type="string">
            <text:p>TO</text:p>
          </table:table-cell>
          <table:table-cell table:style-name="Default" office:value-type="string" calcext:value-type="string">
            <text:p>Landed</text:p>
          </table:table-cell>
          <table:table-cell table:style-name="Default" table:number-columns-repeated="2"/>
          <table:table-cell office:value-type="string" calcext:value-type="string">
            <text:p>Glider</text:p>
          </table:table-cell>
          <table:table-cell table:style-name="Default" office:value-type="string" calcext:value-type="string">
            <text:p>TO</text:p>
          </table:table-cell>
          <table:table-cell table:style-name="Default" office:value-type="string" calcext:value-type="string">
            <text:p>Landed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6H33M55S" calcext:value-type="time">
            <text:p>16:33:55</text:p>
          </table:table-cell>
          <table:table-cell office:value-type="time" office:time-value="PT16H44M44S" calcext:value-type="time">
            <text:p>16:44:44</text:p>
          </table:table-cell>
          <table:table-cell table:formula="of:=[.C3]-[.B3]" office:value-type="time" office:time-value="PT00H10M49S" calcext:value-type="time">
            <text:p>00:10:49</text:p>
          </table:table-cell>
          <table:table-cell/>
          <table:table-cell office:value-type="string" calcext:value-type="string">
            <text:p>UYE</text:p>
          </table:table-cell>
          <table:table-cell office:value-type="time" office:time-value="PT16H33M52S" calcext:value-type="time">
            <text:p>16:33:52</text:p>
          </table:table-cell>
          <table:table-cell office:value-type="time" office:time-value="PT17H25M31S" calcext:value-type="time">
            <text:p>17:25:31</text:p>
          </table:table-cell>
          <table:table-cell table:formula="of:=[.H3]-[.G3]" office:value-type="time" office:time-value="PT00H51M39S" calcext:value-type="time">
            <text:p>00:51: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7H02M50S" calcext:value-type="time">
            <text:p>17:02:50</text:p>
          </table:table-cell>
          <table:table-cell office:value-type="time" office:time-value="PT17H13M35S" calcext:value-type="time">
            <text:p>17:13:35</text:p>
          </table:table-cell>
          <table:table-cell table:formula="of:=[.C4]-[.B4]" office:value-type="time" office:time-value="PT00H10M45S" calcext:value-type="time">
            <text:p>00:10:45</text:p>
          </table:table-cell>
          <table:table-cell table:number-columns-repeated="2"/>
          <table:table-cell table:style-name="Default" table:number-columns-repeated="2"/>
          <table:table-cell table:style-name="ce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7H17M27S" calcext:value-type="time">
            <text:p>17:17:27</text:p>
          </table:table-cell>
          <table:table-cell office:value-type="time" office:time-value="PT17H26M48S" calcext:value-type="time">
            <text:p>17:26:48</text:p>
          </table:table-cell>
          <table:table-cell table:formula="of:=[.C5]-[.B5]" office:value-type="time" office:time-value="PT00H09M21S" calcext:value-type="time">
            <text:p>00:09:21</text:p>
          </table:table-cell>
          <table:table-cell/>
          <table:table-cell office:value-type="string" calcext:value-type="string">
            <text:p>NVQ</text:p>
          </table:table-cell>
          <table:table-cell office:value-type="time" office:time-value="PT17H17M23S" calcext:value-type="time">
            <text:p>17:17:23</text:p>
          </table:table-cell>
          <table:table-cell office:value-type="time" office:time-value="PT20H08M35S" calcext:value-type="time">
            <text:p>20:08:35</text:p>
          </table:table-cell>
          <table:table-cell table:formula="of:=[.H5]-[.G5]" office:value-type="time" office:time-value="PT02H51M12S" calcext:value-type="time">
            <text:p>02:51: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7H31M20S" calcext:value-type="time">
            <text:p>17:31:20</text:p>
          </table:table-cell>
          <table:table-cell office:value-type="time" office:time-value="PT17H38M59S" calcext:value-type="time">
            <text:p>17:38:59</text:p>
          </table:table-cell>
          <table:table-cell table:formula="of:=[.C6]-[.B6]" office:value-type="time" office:time-value="PT00H07M39S" calcext:value-type="time">
            <text:p>00:07:39</text:p>
          </table:table-cell>
          <table:table-cell/>
          <table:table-cell office:value-type="string" calcext:value-type="string">
            <text:p>WKR</text:p>
          </table:table-cell>
          <table:table-cell office:value-type="time" office:time-value="PT17H31M18S" calcext:value-type="time">
            <text:p>17:31:18</text:p>
          </table:table-cell>
          <table:table-cell office:value-type="time" office:time-value="PT17H43M58S" calcext:value-type="time">
            <text:p>17:43:58</text:p>
          </table:table-cell>
          <table:table-cell table:formula="of:=[.H6]-[.G6]" office:value-type="time" office:time-value="PT00H12M40S" calcext:value-type="time">
            <text:p>00:12: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7H55M54S" calcext:value-type="time">
            <text:p>17:55:54</text:p>
          </table:table-cell>
          <table:table-cell office:value-type="time" office:time-value="PT18H02M41S" calcext:value-type="time">
            <text:p>18:02:41</text:p>
          </table:table-cell>
          <table:table-cell table:formula="of:=[.C7]-[.B7]" office:value-type="time" office:time-value="PT00H06M47S" calcext:value-type="time">
            <text:p>00:06:47</text:p>
          </table:table-cell>
          <table:table-cell/>
          <table:table-cell office:value-type="string" calcext:value-type="string">
            <text:p>PZQ</text:p>
          </table:table-cell>
          <table:table-cell office:value-type="time" office:time-value="PT17H55M52S" calcext:value-type="time">
            <text:p>17:55:52</text:p>
          </table:table-cell>
          <table:table-cell office:value-type="time" office:time-value="PT19H30M04S" calcext:value-type="time">
            <text:p>19:30:04</text:p>
          </table:table-cell>
          <table:table-cell table:formula="of:=[.H7]-[.G7]" office:value-type="time" office:time-value="PT01H34M12S" calcext:value-type="time">
            <text:p>01:34: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time" office:time-value="PT18H06M23S" calcext:value-type="time">
            <text:p>18:06:23</text:p>
          </table:table-cell>
          <table:table-cell office:value-type="time" office:time-value="PT18H14M50S" calcext:value-type="time">
            <text:p>18:14:50</text:p>
          </table:table-cell>
          <table:table-cell table:formula="of:=[.C8]-[.B8]" office:value-type="time" office:time-value="PT00H08M27S" calcext:value-type="time">
            <text:p>00:08:27</text:p>
          </table:table-cell>
          <table:table-cell/>
          <table:table-cell office:value-type="string" calcext:value-type="string">
            <text:p>K9</text:p>
          </table:table-cell>
          <table:table-cell office:value-type="time" office:time-value="PT18H06M26S" calcext:value-type="time">
            <text:p>18:06:26</text:p>
          </table:table-cell>
          <table:table-cell office:value-type="time" office:time-value="PT18H34M49S" calcext:value-type="time">
            <text:p>18:34:49</text:p>
          </table:table-cell>
          <table:table-cell table:formula="of:=[.H8]-[.G8]" office:value-type="time" office:time-value="PT00H28M23S" calcext:value-type="time">
            <text:p>00:28: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time" office:time-value="PT18H19M44S" calcext:value-type="time">
            <text:p>18:19:44</text:p>
          </table:table-cell>
          <table:table-cell office:value-type="time" office:time-value="PT18H27M50S" calcext:value-type="time">
            <text:p>18:27:50</text:p>
          </table:table-cell>
          <table:table-cell table:formula="of:=[.C9]-[.B9]" office:value-type="time" office:time-value="PT00H08M06S" calcext:value-type="time">
            <text:p>00:08:06</text:p>
          </table:table-cell>
          <table:table-cell/>
          <table:table-cell office:value-type="string" calcext:value-type="string">
            <text:p>WKR</text:p>
          </table:table-cell>
          <table:table-cell office:value-type="time" office:time-value="PT18H19M35S" calcext:value-type="time">
            <text:p>18:19:35</text:p>
          </table:table-cell>
          <table:table-cell office:value-type="time" office:time-value="PT20H20M52S" calcext:value-type="time">
            <text:p>20:20:52</text:p>
          </table:table-cell>
          <table:table-cell table:formula="of:=[.H9]-[.G9]" office:value-type="time" office:time-value="PT02H01M17S" calcext:value-type="time">
            <text:p>02:01: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time" office:time-value="PT18H53M27S" calcext:value-type="time">
            <text:p>18:53:27</text:p>
          </table:table-cell>
          <table:table-cell office:value-type="time" office:time-value="PT19H04M16S" calcext:value-type="time">
            <text:p>19:04:16</text:p>
          </table:table-cell>
          <table:table-cell table:formula="of:=[.C10]-[.B10]" office:value-type="time" office:time-value="PT00H10M49S" calcext:value-type="time">
            <text:p>00:10:49</text:p>
          </table:table-cell>
          <table:table-cell/>
          <table:table-cell office:value-type="string" calcext:value-type="string">
            <text:p>UYE</text:p>
          </table:table-cell>
          <table:table-cell office:value-type="time" office:time-value="PT18H53M14S" calcext:value-type="time">
            <text:p>18:53:14</text:p>
          </table:table-cell>
          <table:table-cell office:value-type="time" office:time-value="PT19H12M15S" calcext:value-type="time">
            <text:p>19:12:15</text:p>
          </table:table-cell>
          <table:table-cell table:formula="of:=[.H10]-[.G10]" office:value-type="time" office:time-value="PT00H19M01S" calcext:value-type="time">
            <text:p>00:19: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time" office:time-value="PT19H07M57S" calcext:value-type="time">
            <text:p>19:07:57</text:p>
          </table:table-cell>
          <table:table-cell office:value-type="time" office:time-value="PT19H17M11S" calcext:value-type="time">
            <text:p>19:17:11</text:p>
          </table:table-cell>
          <table:table-cell table:formula="of:=[.C11]-[.B11]" office:value-type="time" office:time-value="PT00H09M14S" calcext:value-type="time">
            <text:p>00:09:14</text:p>
          </table:table-cell>
          <table:table-cell/>
          <table:table-cell office:value-type="string" calcext:value-type="string">
            <text:p>K9</text:p>
          </table:table-cell>
          <table:table-cell office:value-type="time" office:time-value="PT19H07M55S" calcext:value-type="time">
            <text:p>19:07:55</text:p>
          </table:table-cell>
          <table:table-cell office:value-type="time" office:time-value="PT19H28M24S" calcext:value-type="time">
            <text:p>19:28:24</text:p>
          </table:table-cell>
          <table:table-cell table:formula="of:=[.H11]-[.G11]" office:value-type="time" office:time-value="PT00H20M29S" calcext:value-type="time">
            <text:p>00:20: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time" office:time-value="PT19H48M58S" calcext:value-type="time">
            <text:p>19:48:58</text:p>
          </table:table-cell>
          <table:table-cell office:value-type="time" office:time-value="PT19H56M44S" calcext:value-type="time">
            <text:p>19:56:44</text:p>
          </table:table-cell>
          <table:table-cell table:formula="of:=[.C12]-[.B12]" office:value-type="time" office:time-value="PT00H07M46S" calcext:value-type="time">
            <text:p>00:07:46</text:p>
          </table:table-cell>
          <table:table-cell/>
          <table:table-cell office:value-type="string" calcext:value-type="string">
            <text:p>IAK</text:p>
          </table:table-cell>
          <table:table-cell office:value-type="time" office:time-value="PT19H48M53S" calcext:value-type="time">
            <text:p>19:48:53</text:p>
          </table:table-cell>
          <table:table-cell office:value-type="time" office:time-value="PT19H54M40S" calcext:value-type="time">
            <text:p>19:54:40</text:p>
          </table:table-cell>
          <table:table-cell table:formula="of:=[.H12]-[.G12]" office:value-type="time" office:time-value="PT00H05M47S" calcext:value-type="time">
            <text:p>00:05: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time" office:time-value="PT20H28M17S" calcext:value-type="time">
            <text:p>20:28:17</text:p>
          </table:table-cell>
          <table:table-cell office:value-type="time" office:time-value="PT20H41M55S" calcext:value-type="time">
            <text:p>20:41:55</text:p>
          </table:table-cell>
          <table:table-cell table:formula="of:=[.C13]-[.B13]" office:value-type="time" office:time-value="PT00H13M38S" calcext:value-type="time">
            <text:p>00:13:38</text:p>
          </table:table-cell>
          <table:table-cell/>
          <table:table-cell office:value-type="string" calcext:value-type="string">
            <text:p>UYE</text:p>
          </table:table-cell>
          <table:table-cell office:value-type="time" office:time-value="PT20H28M13S" calcext:value-type="time">
            <text:p>20:28:13</text:p>
          </table:table-cell>
          <table:table-cell office:value-type="time" office:time-value="PT20H58M24S" calcext:value-type="time">
            <text:p>20:58:24</text:p>
          </table:table-cell>
          <table:table-cell table:formula="of:=[.H13]-[.G13]" office:value-type="time" office:time-value="PT00H30M11S" calcext:value-type="time">
            <text:p>00:30:11</text:p>
          </table:table-cell>
        </table:table-row>
        <table:table-row table:style-name="ro1">
          <table:table-cell/>
          <table:table-cell table:style-name="Default" table:number-columns-repeated="2"/>
          <table:table-cell table:formula="of:=SUM([.D3:.D13])" office:value-type="time" office:time-value="PT01H43M21S" calcext:value-type="time">
            <text:p>01:43:21</text:p>
          </table:table-cell>
          <table:table-cell table:style-name="Default"/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22:54:52.025037218</meta:creation-date>
    <dc:date>2020-10-09T00:00:41.908195519</dc:date>
    <meta:editing-duration>PT3M28S</meta:editing-duration>
    <meta:editing-cycles>1</meta:editing-cycles>
    <meta:document-statistic meta:table-count="1" meta:cell-count="92" meta:object-count="0"/>
    <meta:generator>LibreOffice/6.0.7.3$Linux_X86_64 LibreOffice_project/00m0$Build-3</meta:generator>
  </office:meta>
</office:document-meta>
</file>